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4" style:family="paragraph">
      <loext:graphic-properties draw:fill="solid" draw:fill-color="#ff0000"/>
      <style:paragraph-properties fo:text-align="center"/>
      <style:text-properties fo:font-size="12pt"/>
    </style:style>
    <style:style style:name="P5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6" style:family="paragraph">
      <loext:graphic-properties draw:fill="solid" draw:fill-color="#ffff00"/>
      <style:paragraph-properties fo:text-align="center"/>
      <style:text-properties fo:font-size="12pt"/>
    </style:style>
    <style:style style:name="P7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8" style:family="paragraph">
      <loext:graphic-properties draw:fill="solid" draw:fill-color="#2a6099" draw:opacity="100%"/>
      <style:paragraph-properties fo:text-align="center"/>
      <style:text-properties fo:font-size="12pt"/>
    </style:style>
    <style:style style:name="P9" style:family="paragraph">
      <loext:graphic-properties draw:fill-color="#ff6600" draw:opacity="25%"/>
      <style:paragraph-properties fo:text-align="center"/>
      <style:text-properties fo:font-size="12pt"/>
    </style:style>
    <style:style style:name="P10" style:family="paragraph">
      <loext:graphic-properties draw:fill-color="#801900" draw:opacity="25%"/>
      <style:paragraph-properties fo:text-align="center"/>
      <style:text-properties fo:font-size="12pt"/>
    </style:style>
    <style:style style:name="P11" style:family="paragraph">
      <loext:graphic-properties draw:fill-color="#99ff66" draw:opacity="25%"/>
      <style:paragraph-properties fo:text-align="center"/>
      <style:text-properties fo:font-size="12pt"/>
    </style:style>
    <style:style style:name="P12" style:family="paragraph">
      <loext:graphic-properties draw:fill="solid" draw:fill-color="#801900" draw:opacity="25%"/>
      <style:paragraph-properties fo:text-align="center"/>
      <style:text-properties fo:font-size="12pt"/>
    </style:style>
    <style:style style:name="gr1" style:family="graphic">
      <style:graphic-properties draw:fill="solid" draw:fill-color="#ff00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00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ffff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ffff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2a6099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99ff66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solid"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8" draw:name="Shape 1" draw:style-name="gr8" draw:text-style-name="P10" svg:width="0.1343in" svg:height="0.1343in" svg:x="2.4173in" svg:y="0.4228in"><text:p/><draw:enhanced-geometry svg:viewBox="0 0 21600 21600" draw:type="rectangle" draw:enhanced-path="M 0 0 L 21600 0 21600 21600 0 21600 0 0 Z N"/></draw:custom-shape><draw:custom-shape text:anchor-type="paragraph" draw:z-index="7" draw:name="Shape 46" draw:style-name="gr7" draw:text-style-name="P9" svg:width="0.1335in" svg:height="0.1335in" svg:x="6.3846in" svg:y="0.4189in"><text:p/><draw:enhanced-geometry svg:viewBox="0 0 21600 21600" draw:type="rectangle" draw:enhanced-path="M 0 0 L 21600 0 21600 21600 0 21600 0 0 Z N"/></draw:custom-shape><draw:custom-shape text:anchor-type="paragraph" draw:z-index="18" draw:name="Shape 11" draw:style-name="gr1" draw:text-style-name="P3" svg:width="0.1335in" svg:height="0.1335in" svg:x="4.3752in" svg:y="0.4201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><draw:custom-shape text:anchor-type="paragraph" draw:z-index="15" draw:name="Shape 8" draw:style-name="gr3" draw:text-style-name="P5" svg:width="0.1335in" svg:height="0.1335in" svg:x="0.3929in" svg:y="0.159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" draw:name="Shape 68" draw:style-name="gr12" draw:text-style-name="P11" svg:width="0.1335in" svg:height="0.1335in" svg:x="0.4063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0" draw:name="Shape 3" draw:style-name="gr6" draw:text-style-name="P8" svg:width="0.1335in" svg:height="0.1335in" svg:x="0.3835in" svg:y="0.1575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9" draw:name="Shape 12" draw:style-name="gr1" draw:text-style-name="P3" svg:width="0.1335in" svg:height="0.1335in" svg:x="0.398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7" draw:text-style-name="P9" svg:width="0.1335in" svg:height="0.1335in" svg:x="0.4055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3" draw:name="Shape 6" draw:style-name="gr4" draw:text-style-name="P6" svg:width="0.1335in" svg:height="0.1335in" svg:x="0.3898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6" draw:name="Shape 73" draw:style-name="gr9" draw:text-style-name="P11" svg:width="0.1343in" svg:height="0.1343in" svg:x="0.4366in" svg:y="0.1717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4" draw:style-name="gr5" draw:text-style-name="P7" svg:width="0.1335in" svg:height="0.1335in" svg:x="0.3925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" draw:name="Shape 69" draw:style-name="gr11" draw:text-style-name="P12" svg:width="0.1335in" svg:height="0.1335in" svg:x="0.3945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16" draw:name="Shape 9" draw:style-name="gr2" draw:text-style-name="P4" svg:width="0.1335in" svg:height="0.1335in" svg:x="0.4374in" svg:y="0.168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7" draw:text-style-name="P9" svg:width="0.1335in" svg:height="0.1335in" svg:x="0.4028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4" draw:name="Shape 7" draw:style-name="gr3" draw:text-style-name="P5" svg:width="0.1335in" svg:height="0.1335in" svg:x="0.3937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4" draw:name="Shape 71" draw:style-name="gr10" draw:text-style-name="P11" svg:width="0.1358in" svg:height="0.1358in" svg:x="0.3992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12" draw:name="Shape 5" draw:style-name="gr5" draw:text-style-name="P7" svg:width="0.1335in" svg:height="0.1335in" svg:x="0.4362in" svg:y="0.1709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72" draw:style-name="gr8" draw:text-style-name="P10" svg:width="0.1343in" svg:height="0.1343in" svg:x="0.398in" svg:y="0.178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7" draw:name="Shape 10" draw:style-name="gr1" draw:text-style-name="P3" svg:width="0.1335in" svg:height="0.1335in" svg:x="0.4035in" svg:y="0.17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9" draw:name="Shape 2" draw:style-name="gr7" draw:text-style-name="P9" svg:width="0.1335in" svg:height="0.1335in" svg:x="0.4417in" svg:y="0.1717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4:48:50.123035303</dc:date>
    <meta:editing-duration>PT1H31M9S</meta:editing-duration>
    <meta:editing-cycles>12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